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, 'Fira Mono', Menlo, Consolas, 'DejaVu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0097in" fo:margin-left="0.4924in" table:align="left"/>
    </style:style>
    <style:style style:name="Table1.A" style:family="table-column">
      <style:table-column-properties style:column-width="0.491in"/>
    </style:style>
    <style:style style:name="Table1.B" style:family="table-column">
      <style:table-column-properties style:column-width="0.6278in"/>
    </style:style>
    <style:style style:name="Table1.C" style:family="table-column">
      <style:table-column-properties style:column-width="0.4354in"/>
    </style:style>
    <style:style style:name="Table1.D" style:family="table-column">
      <style:table-column-properties style:column-width="0.455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1535in" fo:margin-left="0.4924in" table:align="left"/>
    </style:style>
    <style:style style:name="Table2.A" style:family="table-column">
      <style:table-column-properties style:column-width="0.491in"/>
    </style:style>
    <style:style style:name="Table2.B" style:family="table-column">
      <style:table-column-properties style:column-width="0.6278in"/>
    </style:style>
    <style:style style:name="Table2.C" style:family="table-column">
      <style:table-column-properties style:column-width="0.5792in"/>
    </style:style>
    <style:style style:name="Table2.D" style:family="table-column">
      <style:table-column-properties style:column-width="0.455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5583in" fo:margin-left="0in" table:align="left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0.5in"/>
    </style:style>
    <style:style style:name="Table3.C" style:family="table-column">
      <style:table-column-properties style:column-width="0.6875in"/>
    </style:style>
    <style:style style:name="Table3.D" style:family="table-column">
      <style:table-column-properties style:column-width="0.8083in"/>
    </style:style>
    <style:style style:name="Table3.A1" style:family="table-cell">
      <style:table-cell-properties style:writing-mode="page"/>
    </style:style>
    <style:style style:name="Table4" style:family="table">
      <style:table-properties style:width="2.5576in" table:align="margins"/>
    </style:style>
    <style:style style:name="Table4.A" style:family="table-column">
      <style:table-column-properties style:column-width="0.6875in" style:rel-column-width="990*"/>
    </style:style>
    <style:style style:name="Table4.B" style:family="table-column">
      <style:table-column-properties style:column-width="0.591in" style:rel-column-width="851*"/>
    </style:style>
    <style:style style:name="Table4.C" style:family="table-column">
      <style:table-column-properties style:column-width="0.6396in" style:rel-column-width="921*"/>
    </style:style>
    <style:style style:name="Table4.A1" style:family="table-cell">
      <style:table-cell-properties style:writing-mode="page"/>
    </style:style>
    <style:style style:name="Table4.3" style:family="table-row">
      <style:table-row-properties style:min-row-height="0.4875in"/>
    </style:style>
    <style:style style:name="P1" style:family="paragraph" style:parent-style-name="Heading_20_4">
      <style:paragraph-properties fo:margin-top="0in" fo:margin-bottom="0.0181in" style:contextual-spacing="false" fo:line-height="100%"/>
      <style:text-properties fo:font-size="9pt" fo:font-weight="bold" officeooo:rsid="002ea842" officeooo:paragraph-rsid="002ea842" style:font-size-asian="9pt" style:font-weight-asian="bold" style:font-size-complex="9pt" style:font-weight-complex="bold"/>
    </style:style>
    <style:style style:name="P2" style:family="paragraph" style:parent-style-name="Heading_20_4">
      <style:paragraph-properties fo:margin-top="0.0043in" fo:margin-bottom="0.0043in" style:contextual-spacing="false"/>
    </style:style>
    <style:style style:name="P3" style:family="paragraph" style:parent-style-name="Preformatted_20_Text">
      <style:paragraph-properties fo:margin-top="0in" fo:margin-bottom="0in" style:contextual-spacing="false" fo:line-height="100%"/>
      <style:text-properties officeooo:paragraph-rsid="00305f32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paragraph-properties fo:line-height="100%"/>
      <style:text-properties fo:font-size="9pt" style:font-size-asian="9pt" style:font-size-complex="9pt"/>
    </style:style>
    <style:style style:name="P6" style:family="paragraph" style:parent-style-name="Table_20_Contents">
      <style:text-properties fo:font-size="9pt" officeooo:rsid="002d1599" officeooo:paragraph-rsid="002d1599" style:font-size-asian="9pt" style:font-size-complex="9pt"/>
    </style:style>
    <style:style style:name="P7" style:family="paragraph" style:parent-style-name="Table_20_Contents">
      <style:text-properties fo:font-size="9pt" officeooo:rsid="0036c4ea" officeooo:paragraph-rsid="0036c4ea" style:font-size-asian="9pt" style:font-size-complex="9pt"/>
    </style:style>
    <style:style style:name="P8" style:family="paragraph" style:parent-style-name="Table_20_Contents">
      <style:text-properties fo:font-size="9pt" officeooo:rsid="0037133e" officeooo:paragraph-rsid="0037133e" style:font-size-asian="9pt" style:font-size-complex="9pt"/>
    </style:style>
    <style:style style:name="P9" style:family="paragraph" style:parent-style-name="Table_20_Contents">
      <style:text-properties fo:font-size="9pt" fo:font-weight="bold" officeooo:rsid="002d1599" officeooo:paragraph-rsid="002d1599" style:font-size-asian="9pt" style:font-weight-asian="bold" style:font-size-complex="9pt" style:font-weight-complex="bold"/>
    </style:style>
    <style:style style:name="P10" style:family="paragraph" style:parent-style-name="Table_20_Heading">
      <style:paragraph-properties fo:line-height="100%"/>
      <style:text-properties fo:font-size="9pt" style:font-size-asian="9pt" style:font-size-complex="9pt"/>
    </style:style>
    <style:style style:name="P11" style:family="paragraph" style:parent-style-name="Table_20_Heading">
      <style:paragraph-properties fo:margin-left="0in" fo:margin-right="0in" fo:line-height="100%" fo:text-indent="0in" style:auto-text-indent="false"/>
      <style:text-properties fo:font-size="9pt" style:font-size-asian="9pt" style:font-size-complex="9pt"/>
    </style:style>
    <style:style style:name="P12" style:family="paragraph" style:parent-style-name="Text_20_body">
      <style:paragraph-properties fo:margin-top="0in" fo:margin-bottom="0.0181in" style:contextual-spacing="false" fo:line-height="100%"/>
      <style:text-properties fo:font-size="9pt" fo:font-weight="bold" officeooo:rsid="0017be0d" officeooo:paragraph-rsid="0017be0d" style:font-size-asian="9pt" style:font-weight-asian="bold" style:font-size-complex="9pt" style:font-weight-complex="bold"/>
    </style:style>
    <style:style style:name="P13" style:family="paragraph" style:parent-style-name="Text_20_body">
      <style:paragraph-properties fo:margin-top="0in" fo:margin-bottom="0in" style:contextual-spacing="false" fo:line-height="100%"/>
      <style:text-properties fo:font-size="9pt" fo:font-weight="bold" officeooo:rsid="0017be0d" officeooo:paragraph-rsid="0017be0d" style:font-size-asian="9pt" style:font-weight-asian="bold" style:font-size-complex="9pt" style:font-weight-complex="bold"/>
    </style:style>
    <style:style style:name="P14" style:family="paragraph" style:parent-style-name="Text_20_body">
      <style:paragraph-properties fo:margin-top="0in" fo:margin-bottom="0.0181in" style:contextual-spacing="false" fo:line-height="100%">
        <style:tab-stops>
          <style:tab-stop style:position="0.6252in"/>
        </style:tab-stops>
      </style:paragraph-properties>
      <style:text-properties fo:font-size="9pt" fo:font-weight="bold" officeooo:rsid="0017be0d" officeooo:paragraph-rsid="0017be0d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line-height="100%">
        <style:tab-stops>
          <style:tab-stop style:position="0.6252in"/>
        </style:tab-stops>
      </style:paragraph-properties>
      <style:text-properties fo:font-size="9pt" fo:font-weight="bold" officeooo:rsid="001add0d" officeooo:paragraph-rsid="001add0d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margin-top="0in" fo:margin-bottom="0.0181in" style:contextual-spacing="false" fo:line-height="100%"/>
      <style:text-properties fo:font-size="9pt" fo:font-weight="bold" officeooo:paragraph-rsid="002246e0" style:font-size-asian="9pt" style:font-weight-asian="bold" style:font-size-complex="9pt" style:font-weight-complex="bold"/>
    </style:style>
    <style:style style:name="P17" style:family="paragraph" style:parent-style-name="Text_20_body">
      <style:paragraph-properties fo:margin-top="0in" fo:margin-bottom="0.0181in" style:contextual-spacing="false" fo:line-height="100%"/>
      <style:text-properties fo:font-size="9pt" fo:font-weight="bold" officeooo:paragraph-rsid="002d1599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margin-top="0in" fo:margin-bottom="0in" style:contextual-spacing="false" fo:line-height="100%"/>
      <style:text-properties fo:font-size="9pt" fo:font-weight="bold" officeooo:rsid="00256819" officeooo:paragraph-rsid="00256819" style:font-size-asian="9pt" style:font-weight-asian="bold" style:font-size-complex="9pt" style:font-weight-complex="bold"/>
    </style:style>
    <style:style style:name="P19" style:family="paragraph" style:parent-style-name="Text_20_body">
      <style:paragraph-properties fo:margin-top="0in" fo:margin-bottom="0.0181in" style:contextual-spacing="false" fo:line-height="100%"/>
      <style:text-properties fo:font-size="9pt" fo:font-weight="bold" officeooo:rsid="002ea842" officeooo:paragraph-rsid="002ea842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margin-top="0in" fo:margin-bottom="0.0181in" style:contextual-spacing="false" fo:line-height="100%"/>
      <style:text-properties fo:font-size="9pt" fo:font-weight="bold" officeooo:rsid="00342d18" officeooo:paragraph-rsid="00342d18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margin-top="0in" fo:margin-bottom="0.0181in" style:contextual-spacing="false" fo:line-height="100%"/>
      <style:text-properties fo:font-size="9pt" fo:font-weight="bold" officeooo:rsid="0034f4d4" officeooo:paragraph-rsid="0034f4d4" style:font-size-asian="9pt" style:font-weight-asian="bold" style:font-size-complex="9pt" style:font-weight-complex="bold"/>
    </style:style>
    <style:style style:name="P22" style:family="paragraph" style:parent-style-name="Text_20_body">
      <style:paragraph-properties fo:margin-top="0in" fo:margin-bottom="0.0181in" style:contextual-spacing="false" fo:line-height="100%" style:writing-mode="lr-tb"/>
      <style:text-properties fo:font-size="9pt" fo:font-weight="bold" officeooo:rsid="0034f4d4" officeooo:paragraph-rsid="0034f4d4" style:font-size-asian="9pt" style:font-weight-asian="bold" style:font-size-complex="9pt" style:font-weight-complex="bold"/>
    </style:style>
    <style:style style:name="P23" style:family="paragraph" style:parent-style-name="Text_20_body">
      <style:paragraph-properties fo:margin-top="0in" fo:margin-bottom="0.0181in" style:contextual-spacing="false" fo:line-height="100%"/>
      <style:text-properties fo:font-size="9pt" fo:font-weight="bold" officeooo:rsid="0036c4ea" officeooo:paragraph-rsid="0036c4ea" style:font-size-asian="9pt" style:font-weight-asian="bold" style:font-size-complex="9pt" style:font-weight-complex="bold"/>
    </style:style>
    <style:style style:name="P24" style:family="paragraph" style:parent-style-name="Text_20_body" style:list-style-name="L1">
      <style:paragraph-properties fo:margin-top="0in" fo:margin-bottom="0in" style:contextual-spacing="false" fo:line-height="100%"/>
      <style:text-properties fo:font-size="9pt" style:font-size-asian="9pt" style:font-size-complex="9pt"/>
    </style:style>
    <style:style style:name="P25" style:family="paragraph" style:parent-style-name="Text_20_body" style:list-style-name="L1">
      <style:paragraph-properties fo:margin-top="0in" fo:margin-bottom="0in" style:contextual-spacing="false" fo:line-height="100%"/>
      <style:text-properties fo:font-size="9pt" officeooo:paragraph-rsid="0017be0d" style:font-size-asian="9pt" style:font-size-complex="9pt"/>
    </style:style>
    <style:style style:name="P26" style:family="paragraph" style:parent-style-name="Text_20_body" style:list-style-name="L2">
      <style:paragraph-properties fo:margin-top="0in" fo:margin-bottom="0in" style:contextual-spacing="false" fo:line-height="100%"/>
      <style:text-properties fo:font-size="9pt" style:font-size-asian="9pt" style:font-size-complex="9pt"/>
    </style:style>
    <style:style style:name="P27" style:family="paragraph" style:parent-style-name="Text_20_body" style:list-style-name="L2">
      <style:paragraph-properties fo:margin-top="0in" fo:margin-bottom="0in" style:contextual-spacing="false" fo:line-height="100%"/>
      <style:text-properties fo:font-size="9pt" officeooo:paragraph-rsid="001e42cd" style:font-size-asian="9pt" style:font-size-complex="9pt"/>
    </style:style>
    <style:style style:name="P28" style:family="paragraph" style:parent-style-name="Text_20_body" style:list-style-name="L3">
      <style:paragraph-properties fo:line-height="100%"/>
      <style:text-properties fo:font-size="9pt" style:font-size-asian="9pt" style:font-size-complex="9pt"/>
    </style:style>
    <style:style style:name="P29" style:family="paragraph" style:parent-style-name="Text_20_body" style:list-style-name="L3">
      <style:paragraph-properties fo:margin-top="0in" fo:margin-bottom="0in" style:contextual-spacing="false" fo:line-height="100%"/>
      <style:text-properties fo:font-size="9pt" officeooo:paragraph-rsid="002246e0" style:font-size-asian="9pt" style:font-size-complex="9pt"/>
    </style:style>
    <style:style style:name="P30" style:family="paragraph" style:parent-style-name="Text_20_body" style:list-style-name="L4">
      <style:paragraph-properties fo:margin-top="0in" fo:margin-bottom="0in" style:contextual-spacing="false" fo:line-height="100%"/>
      <style:text-properties fo:font-size="9pt" style:font-size-asian="9pt" style:font-size-complex="9pt"/>
    </style:style>
    <style:style style:name="P31" style:family="paragraph" style:parent-style-name="Text_20_body" style:list-style-name="L4">
      <style:paragraph-properties fo:margin-top="0in" fo:margin-bottom="0in" style:contextual-spacing="false" fo:line-height="100%"/>
      <style:text-properties fo:font-size="9pt" officeooo:paragraph-rsid="00305f32" style:font-size-asian="9pt" style:font-size-complex="9pt"/>
    </style:style>
    <style:style style:name="P32" style:family="paragraph" style:parent-style-name="Text_20_body">
      <style:paragraph-properties fo:margin-top="0in" fo:margin-bottom="0in" style:contextual-spacing="false" fo:line-height="100%"/>
      <style:text-properties fo:font-size="9pt" style:font-size-asian="9pt" style:font-size-complex="9pt"/>
    </style:style>
    <style:style style:name="P33" style:family="paragraph" style:parent-style-name="Text_20_body" style:list-style-name="L5" style:master-page-name="">
      <loext:graphic-properties draw:fill="none"/>
      <style:paragraph-properties fo:margin-left="0in" fo:margin-right="0in" fo:margin-top="0in" fo:margin-bottom="0in" style:contextual-spacing="false" fo:line-height="100%" fo:text-indent="0in" style:auto-text-indent="false" style:page-number="auto" fo:background-color="transparent"/>
      <style:text-properties fo:font-size="9pt" officeooo:paragraph-rsid="001add0d" style:font-size-asian="9pt" style:font-size-complex="9pt"/>
    </style:style>
    <style:style style:name="P34" style:family="paragraph" style:parent-style-name="Text_20_body" style:list-style-name="L5">
      <style:paragraph-properties fo:margin-top="0in" fo:margin-bottom="0in" style:contextual-spacing="false" fo:line-height="100%"/>
      <style:text-properties fo:font-size="9pt" officeooo:paragraph-rsid="001add0d" style:font-size-asian="9pt" style:font-size-complex="9pt"/>
    </style:style>
    <style:style style:name="P35" style:family="paragraph" style:parent-style-name="Text_20_body">
      <style:paragraph-properties fo:margin-top="0in" fo:margin-bottom="0in" style:contextual-spacing="false" fo:line-height="100%"/>
      <style:text-properties fo:font-size="9pt" officeooo:paragraph-rsid="002246e0" style:font-size-asian="9pt" style:font-size-complex="9pt"/>
    </style:style>
    <style:style style:name="P36" style:family="paragraph" style:parent-style-name="Text_20_body">
      <style:paragraph-properties fo:margin-top="0in" fo:margin-bottom="0.0181in" style:contextual-spacing="false" fo:line-height="100%"/>
      <style:text-properties fo:font-size="9pt" officeooo:paragraph-rsid="002246e0" style:font-size-asian="9pt" style:font-size-complex="9pt"/>
    </style:style>
    <style:style style:name="P37" style:family="paragraph" style:parent-style-name="Text_20_body">
      <style:paragraph-properties fo:margin-top="0in" fo:margin-bottom="0.0181in" style:contextual-spacing="false" fo:line-height="100%"/>
      <style:text-properties fo:font-size="9pt" officeooo:paragraph-rsid="0024abd3" style:font-size-asian="9pt" style:font-size-complex="9pt"/>
    </style:style>
    <style:style style:name="P38" style:family="paragraph" style:parent-style-name="Text_20_body" style:list-style-name="L8">
      <style:paragraph-properties fo:margin-top="0in" fo:margin-bottom="0in" style:contextual-spacing="false" fo:line-height="100%"/>
      <style:text-properties fo:font-size="9pt" officeooo:paragraph-rsid="0026fa66" style:font-size-asian="9pt" style:font-size-complex="9pt"/>
    </style:style>
    <style:style style:name="P39" style:family="paragraph" style:parent-style-name="Text_20_body">
      <style:paragraph-properties fo:margin-top="0in" fo:margin-bottom="0.0181in" style:contextual-spacing="false" fo:line-height="100%"/>
      <style:text-properties fo:font-size="9pt" officeooo:paragraph-rsid="0026fa66" style:font-size-asian="9pt" style:font-size-complex="9pt"/>
    </style:style>
    <style:style style:name="P40" style:family="paragraph" style:parent-style-name="Text_20_body">
      <style:paragraph-properties fo:margin-top="0in" fo:margin-bottom="0in" style:contextual-spacing="false" fo:line-height="100%"/>
      <style:text-properties fo:font-size="9pt" officeooo:paragraph-rsid="0026fa66" style:font-size-asian="9pt" style:font-size-complex="9pt"/>
    </style:style>
    <style:style style:name="P41" style:family="paragraph" style:parent-style-name="Text_20_body">
      <style:paragraph-properties fo:margin-top="0in" fo:margin-bottom="0.0181in" style:contextual-spacing="false" fo:line-height="100%"/>
      <style:text-properties fo:font-size="9pt" officeooo:paragraph-rsid="002d1599" style:font-size-asian="9pt" style:font-size-complex="9pt"/>
    </style:style>
    <style:style style:name="P42" style:family="paragraph" style:parent-style-name="Text_20_body">
      <style:paragraph-properties fo:margin-top="0in" fo:margin-bottom="0in" style:contextual-spacing="false" fo:line-height="100%"/>
      <style:text-properties fo:font-size="9pt" officeooo:paragraph-rsid="00305f32" style:font-size-asian="9pt" style:font-size-complex="9pt"/>
    </style:style>
    <style:style style:name="P43" style:family="paragraph" style:parent-style-name="Text_20_body">
      <style:paragraph-properties fo:line-height="100%"/>
      <style:text-properties fo:font-size="9pt" officeooo:paragraph-rsid="00256819" style:font-size-asian="9pt" style:font-size-complex="9pt"/>
    </style:style>
    <style:style style:name="P44" style:family="paragraph" style:parent-style-name="Text_20_body" style:list-style-name="L17">
      <style:paragraph-properties fo:margin-top="0in" fo:margin-bottom="0in" style:contextual-spacing="false" fo:line-height="100%"/>
      <style:text-properties fo:font-size="9pt" style:font-size-asian="9pt" style:font-size-complex="9pt"/>
    </style:style>
    <style:style style:name="P45" style:family="paragraph" style:parent-style-name="Text_20_body" style:list-style-name="L17">
      <style:paragraph-properties fo:margin-top="0in" fo:margin-bottom="0.0181in" style:contextual-spacing="false" fo:line-height="100%"/>
      <style:text-properties fo:font-size="9pt" style:font-size-asian="9pt" style:font-size-complex="9pt"/>
    </style:style>
    <style:style style:name="P46" style:family="paragraph" style:parent-style-name="Text_20_body" style:list-style-name="L18">
      <style:paragraph-properties fo:margin-top="0in" fo:margin-bottom="0in" style:contextual-spacing="false" fo:line-height="100%"/>
      <style:text-properties fo:font-size="9pt" style:font-size-asian="9pt" style:font-size-complex="9pt"/>
    </style:style>
    <style:style style:name="P47" style:family="paragraph" style:parent-style-name="Text_20_body" style:list-style-name="L18">
      <style:paragraph-properties fo:line-height="100%"/>
      <style:text-properties fo:font-size="9pt" style:font-size-asian="9pt" style:font-size-complex="9pt"/>
    </style:style>
    <style:style style:name="P48" style:family="paragraph" style:parent-style-name="Text_20_body">
      <style:paragraph-properties fo:margin-top="0in" fo:margin-bottom="0in" style:contextual-spacing="false" fo:line-height="100%"/>
      <style:text-properties fo:font-size="9pt" officeooo:paragraph-rsid="0034f4d4" style:font-size-asian="9pt" style:font-size-complex="9pt"/>
    </style:style>
    <style:style style:name="P49" style:family="paragraph" style:parent-style-name="Text_20_body" style:list-style-name="L2">
      <style:paragraph-properties fo:margin-top="0in" fo:margin-bottom="0in" style:contextual-spacing="false" fo:line-height="100%"/>
      <style:text-properties fo:font-size="9pt" officeooo:rsid="001e86fc" officeooo:paragraph-rsid="001e86fc" style:font-size-asian="9pt" style:font-size-complex="9pt"/>
    </style:style>
    <style:style style:name="P50" style:family="paragraph" style:parent-style-name="Text_20_body">
      <style:paragraph-properties fo:margin-top="0in" fo:margin-bottom="0in" style:contextual-spacing="false" fo:line-height="100%"/>
      <style:text-properties fo:font-size="9pt" officeooo:rsid="00305f32" officeooo:paragraph-rsid="00305f32" style:font-size-asian="9pt" style:font-size-complex="9pt"/>
    </style:style>
    <style:style style:name="P51" style:family="paragraph" style:parent-style-name="Text_20_body" style:list-style-name="L19">
      <style:paragraph-properties fo:margin-top="0in" fo:margin-bottom="0in" style:contextual-spacing="false"/>
      <style:text-properties fo:font-size="9pt" style:font-size-asian="9pt" style:font-size-complex="9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9pt" style:font-size-asian="9pt" style:font-size-complex="9pt"/>
    </style:style>
    <style:style style:name="P53" style:family="paragraph" style:parent-style-name="Text_20_body" style:list-style-name="L24">
      <style:text-properties fo:font-size="9pt" style:font-size-asian="9pt" style:font-size-complex="9pt"/>
    </style:style>
    <style:style style:name="P54" style:family="paragraph" style:parent-style-name="Text_20_body" style:list-style-name="L5">
      <style:paragraph-properties fo:margin-top="0in" fo:margin-bottom="0in" style:contextual-spacing="false" fo:line-height="100%">
        <style:tab-stops>
          <style:tab-stop style:position="0.6252in"/>
        </style:tab-stops>
      </style:paragraph-properties>
      <style:text-properties fo:font-size="9pt" fo:font-weight="normal" officeooo:rsid="001add0d" officeooo:paragraph-rsid="001add0d" style:font-size-asian="9pt" style:font-weight-asian="normal" style:font-size-complex="9pt" style:font-weight-complex="normal"/>
    </style:style>
    <style:style style:name="P55" style:family="paragraph" style:parent-style-name="Text_20_body" style:list-style-name="L3">
      <style:paragraph-properties fo:margin-top="0in" fo:margin-bottom="0in" style:contextual-spacing="false" fo:line-height="100%"/>
      <style:text-properties fo:font-size="9pt" fo:font-weight="normal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top="0in" fo:margin-bottom="0in" style:contextual-spacing="false" fo:line-height="100%"/>
      <style:text-properties fo:font-size="9pt" fo:font-weight="normal" officeooo:rsid="00256819" officeooo:paragraph-rsid="00256819" style:font-size-asian="9pt" style:font-weight-asian="normal" style:font-size-complex="9pt" style:font-weight-complex="normal"/>
    </style:style>
    <style:style style:name="P57" style:family="paragraph" style:parent-style-name="Text_20_body">
      <style:paragraph-properties fo:margin-top="0in" fo:margin-bottom="0.0181in" style:contextual-spacing="false" fo:line-height="100%"/>
      <style:text-properties fo:font-size="9pt" fo:font-weight="normal" officeooo:rsid="002d1599" officeooo:paragraph-rsid="002d1599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top="0in" fo:margin-bottom="0.0181in" style:contextual-spacing="false" fo:line-height="100%"/>
      <style:text-properties fo:font-size="9pt" fo:font-weight="normal" officeooo:rsid="00342d18" officeooo:paragraph-rsid="00342d18" style:font-size-asian="9pt" style:font-weight-asian="normal" style:font-size-complex="9pt" style:font-weight-complex="normal"/>
    </style:style>
    <style:style style:name="P59" style:family="paragraph" style:parent-style-name="Text_20_body">
      <style:paragraph-properties fo:margin-top="0in" fo:margin-bottom="0.0181in" style:contextual-spacing="false" fo:line-height="100%"/>
      <style:text-properties fo:font-size="9pt" fo:font-weight="normal" officeooo:rsid="0034f4d4" officeooo:paragraph-rsid="0034f4d4" style:font-size-asian="9pt" style:font-weight-asian="normal" style:font-size-complex="9pt" style:font-weight-complex="normal"/>
    </style:style>
    <style:style style:name="P60" style:family="paragraph" style:parent-style-name="Text_20_body">
      <style:paragraph-properties fo:margin-top="0in" fo:margin-bottom="0.0181in" style:contextual-spacing="false" fo:line-height="100%"/>
      <style:text-properties fo:font-size="9pt" fo:font-weight="normal" officeooo:rsid="0036c4ea" officeooo:paragraph-rsid="0036c4ea" style:font-size-asian="9pt" style:font-weight-asian="normal" style:font-size-complex="9pt" style:font-weight-complex="normal"/>
    </style:style>
    <style:style style:name="P61" style:family="paragraph" style:parent-style-name="Text_20_body">
      <style:paragraph-properties fo:margin-top="0in" fo:margin-bottom="0in" style:contextual-spacing="false" fo:line-height="100%"/>
      <style:text-properties fo:font-size="9pt" fo:font-style="italic" fo:font-weight="normal" officeooo:paragraph-rsid="002246e0" style:font-size-asian="9pt" style:font-style-asian="italic" style:font-weight-asian="normal" style:font-size-complex="9pt" style:font-style-complex="italic" style:font-weight-complex="normal"/>
    </style:style>
    <style:style style:name="P62" style:family="paragraph" style:parent-style-name="Text_20_body">
      <style:paragraph-properties fo:margin-top="0in" fo:margin-bottom="0in" style:contextual-spacing="false" fo:line-height="100%"/>
    </style:style>
    <style:style style:name="P63" style:family="paragraph" style:parent-style-name="Text_20_body" style:list-style-name="L6">
      <style:paragraph-properties fo:margin-top="0in" fo:margin-bottom="0in" style:contextual-spacing="false" fo:line-height="100%"/>
      <style:text-properties officeooo:paragraph-rsid="001e42cd"/>
    </style:style>
    <style:style style:name="P64" style:family="paragraph" style:parent-style-name="Text_20_body" style:list-style-name="L8">
      <style:paragraph-properties fo:margin-top="0in" fo:margin-bottom="0.0181in" style:contextual-spacing="false" fo:line-height="100%"/>
    </style:style>
    <style:style style:name="P65" style:family="paragraph" style:parent-style-name="Text_20_body" style:list-style-name="L8">
      <style:paragraph-properties fo:margin-top="0in" fo:margin-bottom="0in" style:contextual-spacing="false" fo:line-height="100%"/>
    </style:style>
    <style:style style:name="P66" style:family="paragraph" style:parent-style-name="Text_20_body">
      <style:paragraph-properties fo:margin-top="0in" fo:margin-bottom="0in" style:contextual-spacing="false" fo:line-height="100%"/>
      <style:text-properties officeooo:paragraph-rsid="0026fa66"/>
    </style:style>
    <style:style style:name="P67" style:family="paragraph" style:parent-style-name="Text_20_body" style:list-style-name="L15">
      <style:paragraph-properties fo:margin-top="0in" fo:margin-bottom="0.0181in" style:contextual-spacing="false" fo:line-height="100%"/>
      <style:text-properties officeooo:paragraph-rsid="002d1599"/>
    </style:style>
    <style:style style:name="P68" style:family="paragraph" style:parent-style-name="Text_20_body" style:list-style-name="L9">
      <style:paragraph-properties fo:margin-top="0in" fo:margin-bottom="0in" style:contextual-spacing="false" fo:line-height="100%"/>
    </style:style>
    <style:style style:name="P69" style:family="paragraph" style:parent-style-name="Text_20_body" style:list-style-name="L12">
      <style:paragraph-properties fo:margin-top="0in" fo:margin-bottom="0in" style:contextual-spacing="false" fo:line-height="100%"/>
    </style:style>
    <style:style style:name="P70" style:family="paragraph" style:parent-style-name="Text_20_body">
      <style:paragraph-properties fo:margin-top="0in" fo:margin-bottom="0.0181in" style:contextual-spacing="false" fo:line-height="100%"/>
      <style:text-properties officeooo:paragraph-rsid="00342d18"/>
    </style:style>
    <style:style style:name="P71" style:family="paragraph" style:parent-style-name="Text_20_body" style:list-style-name="L22">
      <style:paragraph-properties fo:margin-top="0in" fo:margin-bottom="0.0181in" style:contextual-spacing="false" fo:line-height="100%"/>
      <style:text-properties officeooo:paragraph-rsid="00342d18"/>
    </style:style>
    <style:style style:name="P72" style:family="paragraph" style:parent-style-name="Text_20_body" style:list-style-name="L3">
      <style:paragraph-properties fo:margin-top="0in" fo:margin-bottom="0in" style:contextual-spacing="false" fo:line-height="100%"/>
      <style:text-properties fo:font-weight="bold" officeooo:paragraph-rsid="002037f3" style:font-weight-asian="bold" style:font-weight-complex="bold"/>
    </style:style>
    <style:style style:name="P73" style:family="paragraph" style:parent-style-name="Text_20_body">
      <style:paragraph-properties fo:margin-top="0in" fo:margin-bottom="0in" style:contextual-spacing="false" fo:line-height="115%"/>
      <style:text-properties fo:font-size="8pt" style:font-size-asian="8pt" style:font-size-complex="8pt"/>
    </style:style>
    <style:style style:name="P74" style:family="paragraph" style:parent-style-name="Text_20_body">
      <style:paragraph-properties fo:margin-top="0in" fo:margin-bottom="0in" style:contextual-spacing="false" fo:line-height="100%"/>
      <style:text-properties fo:font-size="8pt" fo:font-style="italic" fo:font-weight="normal" officeooo:paragraph-rsid="002037f3" style:font-size-asian="8pt" style:font-style-asian="italic" style:font-weight-asian="normal" style:font-size-complex="8pt" style:font-style-complex="italic" style:font-weight-complex="normal"/>
    </style:style>
    <style:style style:name="P75" style:family="paragraph" style:parent-style-name="Text_20_body">
      <style:paragraph-properties fo:margin-top="0in" fo:margin-bottom="0in" style:contextual-spacing="false" fo:line-height="100%"/>
      <style:text-properties fo:font-size="8pt" fo:font-style="italic" fo:font-weight="normal" officeooo:rsid="0017be0d" officeooo:paragraph-rsid="0017be0d" style:font-size-asian="8pt" style:font-style-asian="italic" style:font-weight-asian="normal" style:font-size-complex="8pt" style:font-style-complex="italic" style:font-weight-complex="normal"/>
    </style:style>
    <style:style style:name="P76" style:family="paragraph" style:parent-style-name="Text_20_body">
      <style:paragraph-properties fo:margin-top="0in" fo:margin-bottom="0in" style:contextual-spacing="false"/>
      <style:text-properties officeooo:paragraph-rsid="00256819"/>
    </style:style>
    <style:style style:name="T1" style:family="text">
      <style:text-properties officeooo:rsid="0017be0d"/>
    </style:style>
    <style:style style:name="T2" style:family="text">
      <style:text-properties officeooo:rsid="00191164"/>
    </style:style>
    <style:style style:name="T3" style:family="text">
      <style:text-properties officeooo:rsid="001ac8b5"/>
    </style:style>
    <style:style style:name="T4" style:family="text">
      <style:text-properties officeooo:rsid="001c9e57"/>
    </style:style>
    <style:style style:name="T5" style:family="text">
      <style:text-properties officeooo:rsid="001dda3a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1e42cd" style:font-size-asian="9pt" style:font-size-complex="9pt"/>
    </style:style>
    <style:style style:name="T8" style:family="text">
      <style:text-properties fo:font-size="9pt" officeooo:rsid="00256819" style:font-size-asian="9pt" style:font-size-complex="9pt"/>
    </style:style>
    <style:style style:name="T9" style:family="text">
      <style:text-properties fo:font-size="9pt" officeooo:rsid="0027ecd8" style:font-size-asian="9pt" style:font-size-complex="9pt"/>
    </style:style>
    <style:style style:name="T10" style:family="text">
      <style:text-properties fo:font-size="9pt" officeooo:rsid="002a9395" style:font-size-asian="9pt" style:font-size-complex="9pt"/>
    </style:style>
    <style:style style:name="T1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font-size="9pt" fo:font-weight="normal" style:font-size-asian="9pt" style:font-weight-asian="normal" style:font-size-complex="9pt" style:font-weight-complex="normal"/>
    </style:style>
    <style:style style:name="T13" style:family="text">
      <style:text-properties fo:font-size="9pt" fo:font-weight="normal" officeooo:rsid="002a9395" style:font-size-asian="9pt" style:font-weight-asian="normal" style:font-size-complex="9pt" style:font-weight-complex="normal"/>
    </style:style>
    <style:style style:name="T14" style:family="text">
      <style:text-properties fo:font-size="9pt" fo:font-weight="normal" officeooo:rsid="002d1599" style:font-size-asian="9pt" style:font-weight-asian="normal" style:font-size-complex="9pt" style:font-weight-complex="normal"/>
    </style:style>
    <style:style style:name="T15" style:family="text">
      <style:text-properties fo:font-size="9pt" fo:font-weight="normal" officeooo:rsid="00342d18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2ea842" style:font-size-asian="9pt" style:font-weight-asian="normal" style:font-size-complex="9pt" style:font-weight-complex="normal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officeooo:rsid="001e86fc"/>
    </style:style>
    <style:style style:name="T19" style:family="text">
      <style:text-properties officeooo:rsid="002037f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d1599" style:font-weight-asian="bold" style:font-weight-complex="bold"/>
    </style:style>
    <style:style style:name="T22" style:family="text">
      <style:text-properties fo:font-weight="bold" officeooo:rsid="002ea842" style:font-weight-asian="bold" style:font-weight-complex="bold"/>
    </style:style>
    <style:style style:name="T23" style:family="text">
      <style:text-properties fo:font-weight="bold" officeooo:rsid="00256819" style:font-weight-asian="bold" style:font-weight-complex="bold"/>
    </style:style>
    <style:style style:name="T24" style:family="text">
      <style:text-properties fo:font-weight="bold" officeooo:rsid="00316bc8" style:font-weight-asian="bold" style:font-weight-complex="bold"/>
    </style:style>
    <style:style style:name="T25" style:family="text">
      <style:text-properties officeooo:rsid="002246e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26fa66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text-position="sub 58%"/>
    </style:style>
    <style:style style:name="T30" style:family="text">
      <style:text-properties officeooo:rsid="002ea842"/>
    </style:style>
    <style:style style:name="T31" style:family="text">
      <style:text-properties officeooo:rsid="00305f32"/>
    </style:style>
    <style:style style:name="T32" style:family="text">
      <style:text-properties officeooo:rsid="00316bc8"/>
    </style:style>
    <style:style style:name="T33" style:family="text">
      <style:text-properties fo:color="#000000" loext:opacity="100%" style:font-name="Liberation Serif" fo:font-size="9pt" fo:background-color="transparent" loext:char-shading-value="0" style:font-size-asian="9pt" style:font-size-complex="9pt" loext:padding="0in" loext:border="none"/>
    </style:style>
    <style:style style:name="T34" style:family="text">
      <style:text-properties fo:color="#000000" loext:opacity="100%" style:font-name="Liberation Serif" fo:font-size="9pt" officeooo:rsid="00316bc8" fo:background-color="transparent" loext:char-shading-value="0" style:font-size-asian="9pt" style:font-size-complex="9pt" loext:padding="0in" loext:border="none"/>
    </style:style>
    <style:style style:name="T35" style:family="text">
      <style:text-properties officeooo:rsid="00347daa"/>
    </style:style>
    <style:style style:name="T36" style:family="text">
      <style:text-properties officeooo:rsid="0037133e"/>
    </style:style>
    <style:style style:name="T37" style:family="text">
      <style:text-properties fo:background-color="#ffff00" loext:char-shading-value="0"/>
    </style:style>
    <style:style style:name="T38" style:family="text">
      <style:text-properties fo:background-color="#ffff00" loext:char-shading-value="0"/>
    </style:style>
    <style:style style:name="T39" style:family="text">
      <style:text-properties fo:background-color="#ff8000" loext:char-shading-value="0"/>
    </style:style>
    <style:style style:name="T40" style:family="text">
      <style:text-properties fo:background-color="#ff8000" loext:char-shading-value="0"/>
    </style:style>
    <style:style style:name="T41" style:family="text">
      <style:text-properties fo:background-color="#81d41a" loext:char-shading-value="0"/>
    </style:style>
    <style:style style:name="T42" style:family="text">
      <style:text-properties fo:background-color="#81d41a" loext:char-shading-value="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 fo:text-align="end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 fo:text-align="end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 fo:text-align="end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 fo:text-align="end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 fo:text-align="end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 fo:text-align="end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 fo:text-align="end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 fo:text-align="end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 fo:text-align="end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 fo:text-align="end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ISTANCES</text:p>
      <text:list xml:id="list1160193116" text:style-name="L5">
        <text:list-item>
          <text:p text:style-name="P33">Manhattan: Σ|x – y| <text:span text:style-name="T1">(Taxicab)</text:span> </text:p>
        </text:list-item>
        <text:list-item>
          <text:p text:style-name="P34">Euclidean: √Σ(xi - yi)² <text:span text:style-name="T1">(Hypotenuse)</text:span></text:p>
        </text:list-item>
        <text:list-item>
          <text:p text:style-name="P54">Hamming (Categorical Difference)</text:p>
        </text:list-item>
      </text:list>
      <text:p text:style-name="P14">K-MEANS CLUSTERING: <text:span text:style-name="T35">(Normalize)</text:span></text:p>
      <text:list xml:id="list669511567" text:style-name="L1">
        <text:list-item>
          <text:p text:style-name="P25"><text:span text:style-name="T1">Select random K and random centroids </text:span><text:span text:style-name="T4">(or given centroids)</text:span></text:p>
        </text:list-item>
        <text:list-item>
          <text:p text:style-name="P24">Calculate distances <text:span text:style-name="T1">to centroids</text:span>: </text:p>
        </text:list-item>
        <text:list-item>
          <text:p text:style-name="P24">Assign points to nearest centroid.</text:p>
        </text:list-item>
        <text:list-item>
          <text:p text:style-name="P24">Calculate new centroids: mean of <text:span text:style-name="T30">X and Y</text:span> <text:span text:style-name="T30">values in cluster.</text:span></text:p>
        </text:list-item>
        <text:list-item>
          <text:p text:style-name="P24">Repeat</text:p>
        </text:list-item>
      </text:list>
      <text:p text:style-name="P12">K-NEAREST NEIGHBORS:</text:p>
      <text:list xml:id="list4064154179" text:style-name="L2">
        <text:list-item>
          <text:p text:style-name="P26">State K&gt;<text:span text:style-name="T3">1</text:span> <text:span text:style-name="T2">(K&lt;sqrt(n) where n is training instances)</text:span></text:p>
        </text:list-item>
        <text:list-item>
          <text:p text:style-name="P26">Calculate all distances to test instance <text:span text:style-name="T4">(given or </text:span><text:s/><text:span text:style-name="T18">cross validate)</text:span></text:p>
          <text:list>
            <text:list-item>
              <text:p text:style-name="P49">LeaveOneOut – Try each point as start</text:p>
            </text:list-item>
            <text:list-item>
              <text:p text:style-name="P49">Kfold – Split into K groups, each group becomes test once</text:p>
            </text:list-item>
          </text:list>
        </text:list-item>
        <text:list-item>
          <text:p text:style-name="P26">Sort distances, find K <text:span text:style-name="T5">nearest.</text:span> </text:p>
        </text:list-item>
        <text:list-item>
          <text:p text:style-name="P26">Count class labels in K neighbors </text:p>
        </text:list-item>
        <text:list-item>
          <text:p text:style-name="P27">Assign majority cla<text:span text:style-name="T25">ss</text:span></text:p>
        </text:list-item>
      </text:list>
      <text:list xml:id="list3004330095" text:style-name="L6">
        <text:list-item>
          <text:p text:style-name="P63"><text:span text:style-name="T7">Weighted voting: weight = </text:span><text:span text:style-name="T7"><draw:frame draw:style-name="fr1" draw:name="Object1" text:anchor-type="as-char" svg:y="-0.1291in" svg:width="0.6528in" svg:height="0.1563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</text:list>
      <text:p text:style-name="P13">NAÏVE BAYES:</text:p>
      <text:p text:style-name="P75">P(Class|Features) ∝ P(Class) × ∏P(Feature|Class)</text:p>
      <text:list xml:id="list2546006081" text:style-name="L3">
        <text:list-item>
          <text:p text:style-name="P55"><text:s/>Calculate P(Class) <text:span text:style-name="T19">= Count(Class)/Total</text:span></text:p>
        </text:list-item>
        <text:list-item>
          <text:p text:style-name="P72"><text:span text:style-name="T6"><text:s/></text:span><text:span text:style-name="T12">Calculate </text:span><text:span text:style-name="T13">Conditional Prob:</text:span></text:p>
        </text:list-item>
      </text:list>
      <text:p text:style-name="P74">P(Feature|Class)=Count(Feature,Class)/Count(Class)</text:p>
      <text:list xml:id="list5046039282683" text:continue-numbering="true" text:style-name="L3">
        <text:list-item>
          <text:p text:style-name="P29"><text:s/>Apply Laplacian if needed:</text:p>
        </text:list-item>
      </text:list>
      <text:p text:style-name="P61"><text:s/>P(Feature|Class) = </text:p>
      <text:p text:style-name="P61">(Count + 1)/(Total + |V|) |V| = number of possible values </text:p>
      <text:list xml:id="list5046558440699" text:continue-numbering="true" text:style-name="L3">
        <text:list-item>
          <text:p text:style-name="P29">Multiply <text:span text:style-name="T25">probabilities</text:span></text:p>
        </text:list-item>
      </text:list>
      <text:p text:style-name="P35"><text:span text:style-name="T20">P(Class|Features) ∝ P(Class) × P(Feature1|Class) × P(Feature2|Class)...</text:span> </text:p>
      <text:list xml:id="list5045875058692" text:continue-numbering="true" text:style-name="L3">
        <text:list-item>
          <text:p text:style-name="P28">Compare probabilities </text:p>
        </text:list-item>
      </text:list>
      <text:p text:style-name="P16">Data: #1: <text:span text:style-name="T26">[Red, Small, Yes] #2: [Blue, Small, No] #3: [Red, Large, Yes] #4: [Blue, Large, No] #5: [Red, Small, Yes] </text:span></text:p>
      <text:p text:style-name="P16">Test: <text:span text:style-name="T26">[Red, Small, ?] </text:span></text:p>
      <text:p text:style-name="P37">1. <text:span text:style-name="T20">Prior Probabilities</text:span>:</text:p>
      <text:p text:style-name="P37">P(Yes) = 3/5 = <text:span text:style-name="T38">0.6</text:span> </text:p>
      <text:p text:style-name="P37">P(No) = 2/5 = 0.4</text:p>
      <text:p text:style-name="P36">2. <text:span text:style-name="T20">Conditional Probabilities</text:span>:</text:p>
      <text:p text:style-name="P16">For Color=Red: </text:p>
      <text:p text:style-name="P36">P(Red|Yes) = 3/3 = <text:span text:style-name="T40">1 </text:span></text:p>
      <text:p text:style-name="P36">P(Red|No) = 0/2 = 0 (needs Laplacian) </text:p>
      <text:p text:style-name="P16">For Size=Small: </text:p>
      <text:p text:style-name="P36">P(Small|Yes) = 2/3 ≈ <text:span text:style-name="T42">0.67</text:span> </text:p>
      <text:p text:style-name="P36">P(Small|No) = 1/2 = 0.5</text:p>
      <text:p text:style-name="P36"><text:span text:style-name="T20">3. Apply Laplacian: </text:span>P(Red|No) = (0+1)/(2+2) = 0.25</text:p>
      <text:p text:style-name="P36"><text:span text:style-name="T20">4. Final Calculations: </text:span>P(Yes|Red,Small) ∝ <text:span text:style-name="T38">0.6</text:span> × <text:span text:style-name="T40">1</text:span> × <text:span text:style-name="T42">0.67</text:span> = 0.402 P(No|Red,Small) ∝ 0.4 × 0.25 × 0.5 = 0.05</text:p>
      <text:p text:style-name="P36"><text:span text:style-name="T20">5. Classification:</text:span> "Classify as Yes (0.402 &gt; 0.05)"</text:p>
      <text:p text:style-name="P13">DECISION TREE:</text:p>
      <text:list xml:id="list1807377651" text:style-name="L4">
        <text:list-item>
          <text:p text:style-name="P30">Calculate entropy: E(S) = -Σp(i)log₂p(i) </text:p>
        </text:list-item>
        <text:list-item>
          <text:p text:style-name="P31">For each feature:</text:p>
        </text:list-item>
      </text:list>
      <text:p text:style-name="P50">Calculate subset entropies</text:p>
      <text:p text:style-name="P3"><text:span text:style-name="Source_20_Text"><text:span text:style-name="T34">IG</text:span></text:span><text:span text:style-name="Source_20_Text"><text:span text:style-name="T33">= Entropy(parent) - Σ((|Sv|/|S|)×Entropy(child))</text:span></text:span></text:p>
      <text:p text:style-name="P3"><text:span text:style-name="Source_20_Text"><text:span text:style-name="T33">where Entropy = -Σ(pi × log₂(pi))</text:span></text:span></text:p>
      <text:list xml:id="list2767640367" text:style-name="L19">
        <text:list-item>
          <text:p text:style-name="P51">|Sv| = size of subset </text:p>
        </text:list-item>
        <text:list-item>
          <text:p text:style-name="P51">|S| = total size </text:p>
        </text:list-item>
        <text:list-item>
          <text:p text:style-name="P51">pi = proportion of class i</text:p>
        </text:list-item>
      </text:list>
      <text:list xml:id="list5045780676431" text:continue-list="list1807377651" text:style-name="L4">
        <text:list-item>
          <text:p text:style-name="P30">Choose highest IG </text:p>
        </text:list-item>
        <text:list-item>
          <text:p text:style-name="P30">Create branches <text:span text:style-name="T32">repeat for unpure leaves</text:span></text:p>
        </text:list-item>
      </text:list>
      <text:p text:style-name="P43"><text:span text:style-name="T24">D</text:span><text:span text:style-name="T22">ECISION TREE </text:span><text:span text:style-name="T23">EXAMPLE:</text:span></text:p>
      <text:p text:style-name="P56">Index | Igneous | Lead <text:s text:c="3"/>| Gold</text:p>
      <text:p text:style-name="P56">1 <text:s text:c="4"/>| No <text:s text:c="5"/>| Normal <text:s/>| No</text:p>
      <text:p text:style-name="P56">2 <text:s text:c="4"/>| Yes <text:s text:c="4"/>| High <text:s text:c="3"/>| Yes</text:p>
      <text:p text:style-name="P56">3 <text:s text:c="4"/>| Yes <text:s text:c="4"/>| High <text:s text:c="3"/>| Yes</text:p>
      <text:p text:style-name="P56">4 <text:s text:c="4"/>| No <text:s text:c="5"/>| High <text:s text:c="3"/>| Yes</text:p>
      <text:p text:style-name="P18">Calculate Entropy</text:p>
      <text:p text:style-name="P73"><text:span text:style-name="T28">Entropy(S)= −p(Yes) log2 p(Yes) − p(No)log2p(No)</text:span> =−(<text:span text:style-name="T27">3/</text:span>4)log2(<text:span text:style-name="T27">3/4</text:span>)−(<text:span text:style-name="T27">1/4</text:span>)log2(<text:span text:style-name="T27">1/4</text:span>)=−0.75×(−0.415)−0.25×(−2)=0.31125+0.5=0.81125 bits</text:p>
      <text:p text:style-name="P76"><text:span text:style-name="Strong_20_Emphasis"><text:span text:style-name="T8">Calculate Information Gain for Each Attribute</text:span></text:span></text:p>
      <text:list xml:id="list2612414295" text:style-name="L8">
        <text:list-item>
          <text:p text:style-name="P64"><text:span text:style-name="Strong_20_Emphasis"><text:span text:style-name="T6">Igneous = Yes</text:span></text:span><text:span text:style-name="T6">: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0">Index</text:p>
            </table:table-cell>
            <table:table-cell table:style-name="Table1.A1" office:value-type="string">
              <text:p text:style-name="P10">Igneous</text:p>
            </table:table-cell>
            <table:table-cell table:style-name="Table1.A1" office:value-type="string">
              <text:p text:style-name="P10">Lead</text:p>
            </table:table-cell>
            <table:table-cell table:style-name="Table1.A1" office:value-type="string">
              <text:p text:style-name="P10">Gold</text:p>
            </table:table-cell>
          </table:table-row>
        </table:table-header-rows>
        <table:table-row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>High</text:p>
          </table:table-cell>
          <table:table-cell table:style-name="Table1.A1" office:value-type="string">
            <text:p text:style-name="P5">Yes</text:p>
          </table:table-cell>
        </table:table-row>
        <table:table-row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>High</text:p>
          </table:table-cell>
          <table:table-cell table:style-name="Table1.A1" office:value-type="string">
            <text:p text:style-name="P5">Yes</text:p>
          </table:table-cell>
        </table:table-row>
      </table:table>
      <text:list xml:id="list5046079166499" text:continue-numbering="true" text:style-name="L8">
        <text:list-header>
          <text:p text:style-name="P64"><text:span text:style-name="T6">Entropy = 0 (</text:span><text:span text:style-name="T9">a</text:span><text:span text:style-name="T6">ll instances are </text:span><text:span text:style-name="Strong_20_Emphasis"><text:span text:style-name="T6">Gold=Yes</text:span></text:span><text:span text:style-name="T6">)</text:span></text:p>
        </text:list-header>
        <text:list-item>
          <text:p text:style-name="P65"><text:span text:style-name="Strong_20_Emphasis"><text:span text:style-name="T6">Igneous = No</text:span></text:span><text:span text:style-name="T6">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0">Index</text:p>
            </table:table-cell>
            <table:table-cell table:style-name="Table2.A1" office:value-type="string">
              <text:p text:style-name="P11">Igneous</text:p>
            </table:table-cell>
            <table:table-cell table:style-name="Table2.A1" office:value-type="string">
              <text:p text:style-name="P10">Lead</text:p>
            </table:table-cell>
            <table:table-cell table:style-name="Table2.A1" office:value-type="string">
              <text:p text:style-name="P10">Gold</text:p>
            </table:table-cell>
          </table:table-row>
        </table:table-header-rows>
        <table:table-row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No</text:p>
          </table:table-cell>
          <table:table-cell table:style-name="Table2.A1" office:value-type="string">
            <text:p text:style-name="P5">Normal</text:p>
          </table:table-cell>
          <table:table-cell table:style-name="Table2.A1" office:value-type="string">
            <text:p text:style-name="P5">No</text:p>
          </table:table-cell>
        </table:table-row>
        <table:table-row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No</text:p>
          </table:table-cell>
          <table:table-cell table:style-name="Table2.A1" office:value-type="string">
            <text:p text:style-name="P5">High</text:p>
          </table:table-cell>
          <table:table-cell table:style-name="Table2.A1" office:value-type="string">
            <text:p text:style-name="P5">Yes</text:p>
          </table:table-cell>
        </table:table-row>
      </table:table>
      <text:list xml:id="list5044831066030" text:continue-numbering="true" text:style-name="L8">
        <text:list-header>
          <text:p text:style-name="P38">Entropy: −0.5log20.5−0.5log20.5=1bit</text:p>
        </text:list-header>
      </text:list>
      <text:p text:style-name="P66"><text:span text:style-name="T17">Weighted Entropy after splitting on </text:span><text:span text:style-name="Strong_20_Emphasis"><text:span text:style-name="T6">Igneous</text:span></text:span><text:span text:style-name="T6">:</text:span></text:p>
      <text:p text:style-name="P40">(<text:span text:style-name="T27">2/4</text:span>)(0)+(<text:span text:style-name="T27">2/4</text:span>)(1)=0.5bits</text:p>
      <text:p text:style-name="P39">I<text:span text:style-name="T20">nformation Gain:</text:span></text:p>
      <text:p text:style-name="P39">IG(Igneous)=Entropy(S)-WeightedEntropy</text:p>
      <text:p text:style-name="P39">=0.81125−0.5=0.31125bits </text:p>
      <text:p text:style-name="P39"><text:span text:style-name="Strong_20_Emphasis">Step 3: Choose the Attribute with the Highest Information Gain</text:span></text:p>
      <text:p text:style-name="P62"><text:span text:style-name="Strong_20_Emphasis"><text:span text:style-name="T6">Lead</text:span></text:span><text:span text:style-name="T6"> has a higher Information Gain than </text:span><text:span text:style-name="Strong_20_Emphasis"><text:span text:style-name="T6">Igneous</text:span></text:span><text:span text:style-name="T6">, we select </text:span><text:span text:style-name="Strong_20_Emphasis"><text:span text:style-name="T6">Lead</text:span></text:span><text:span text:style-name="T6"> for the root node.</text:span></text:p>
      <text:p text:style-name="P62"><text:span text:style-name="Strong_20_Emphasis"><text:span text:style-name="T6">Step 4: Build the Decision Tree</text:span></text:span></text:p>
      <text:list xml:id="list3386655618" text:style-name="L9">
        <text:list-item>
          <text:p text:style-name="P68"><text:span text:style-name="Strong_20_Emphasis"><text:span text:style-name="T6">Root Node</text:span></text:span><text:span text:style-name="T6">: Split on </text:span><text:span text:style-name="Strong_20_Emphasis"><text:span text:style-name="T6">Lead</text:span></text:span></text:p>
          <text:list>
            <text:list-item>
              <text:p text:style-name="P68"><text:span text:style-name="Strong_20_Emphasis"><text:span text:style-name="T6">Lead = High</text:span></text:span><text:span text:style-name="T6">: All instances have </text:span><text:span text:style-name="Strong_20_Emphasis"><text:span text:style-name="T6">Gold = Yes</text:span></text:span></text:p>
              <text:list>
                <text:list-item>
                  <text:p text:style-name="P68"><text:span text:style-name="Strong_20_Emphasis"><text:span text:style-name="T6">Predict Gold = Yes</text:span></text:span></text:p>
                </text:list-item>
              </text:list>
            </text:list-item>
            <text:list-item>
              <text:p text:style-name="P68"><text:span text:style-name="Strong_20_Emphasis"><text:span text:style-name="T6">Lead = Normal</text:span></text:span><text:span text:style-name="T6">: All instances have </text:span><text:span text:style-name="Strong_20_Emphasis"><text:span text:style-name="T6">Gold = No</text:span></text:span></text:p>
              <text:list>
                <text:list-item>
                  <text:p text:style-name="P68"><text:span text:style-name="Strong_20_Emphasis"><text:span text:style-name="T6">Predict Gold = No</text:span></text:span></text:p>
                </text:list-item>
              </text:list>
            </text:list-item>
          </text:list>
        </text:list-item>
      </text:list>
      <text:p text:style-name="P66"><text:span text:style-name="Strong_20_Emphasis"><text:span text:style-name="T6">"Lead = Low"</text:span></text:span><text:span text:style-name="T6"> does not appear</text:span><text:span text:style-name="T10"> in the</text:span><text:span text:style-name="T6"> dataset.</text:span></text:p>
      <text:list xml:id="list706995869" text:style-name="L12">
        <text:list-item>
          <text:p text:style-name="P69"><text:span text:style-name="Strong_20_Emphasis"><text:span text:style-name="T6">Gold = Yes</text:span></text:span><text:span text:style-name="T6">: 3 instances</text:span></text:p>
        </text:list-item>
        <text:list-item>
          <text:p text:style-name="P69"><text:span text:style-name="Strong_20_Emphasis"><text:span text:style-name="T6">Gold = No</text:span></text:span><text:span text:style-name="T6">: 1 instance</text:span></text:p>
        </text:list-item>
      </text:list>
      <text:p text:style-name="P62"><text:span text:style-name="T6">Therefore </text:span><text:span text:style-name="Strong_20_Emphasis"><text:span text:style-name="T6">"Gold = Yes"</text:span></text:span><text:span text:style-name="T6"> for </text:span><text:span text:style-name="Strong_20_Emphasis"><text:span text:style-name="T6">"Lead = Low"</text:span></text:span><text:span text:style-name="T6">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Feature</text:p>
          </table:table-cell>
          <table:table-cell table:style-name="Table3.A1" office:value-type="string">
            <text:p text:style-name="P9">ID3</text:p>
          </table:table-cell>
          <table:table-cell table:style-name="Table3.A1" office:value-type="string">
            <text:p text:style-name="P9">C4.5</text:p>
          </table:table-cell>
          <table:table-cell table:style-name="Table3.A1" office:value-type="string">
            <text:p text:style-name="P9">CART</text:p>
          </table:table-cell>
        </table:table-row>
        <table:table-row>
          <table:table-cell table:style-name="Table3.A1" office:value-type="string">
            <text:p text:style-name="P6">Use</text:p>
          </table:table-cell>
          <table:table-cell table:style-name="Table3.A1" office:value-type="string">
            <text:p text:style-name="P6">Classif</text:p>
          </table:table-cell>
          <table:table-cell table:style-name="Table3.A1" office:value-type="string">
            <text:p text:style-name="P6">Classif</text:p>
          </table:table-cell>
          <table:table-cell table:style-name="Table3.A1" office:value-type="string">
            <text:p text:style-name="P6">Classif and Regression</text:p>
          </table:table-cell>
        </table:table-row>
        <table:table-row>
          <table:table-cell table:style-name="Table3.A1" office:value-type="string">
            <text:p text:style-name="P6">Data</text:p>
          </table:table-cell>
          <table:table-cell table:style-name="Table3.A1" office:value-type="string">
            <text:p text:style-name="P6">Cat Only</text:p>
          </table:table-cell>
          <table:table-cell table:style-name="Table3.A1" office:value-type="string">
            <text:p text:style-name="P6">Cat and Num</text:p>
          </table:table-cell>
          <table:table-cell table:style-name="Table3.A1" office:value-type="string">
            <text:p text:style-name="P6">Cat and Num</text:p>
          </table:table-cell>
        </table:table-row>
        <table:table-row>
          <table:table-cell table:style-name="Table3.A1" office:value-type="string">
            <text:p text:style-name="P6">Split Crit</text:p>
          </table:table-cell>
          <table:table-cell table:style-name="Table3.A1" office:value-type="string">
            <text:p text:style-name="P6">Info Gain</text:p>
          </table:table-cell>
          <table:table-cell table:style-name="Table3.A1" office:value-type="string">
            <text:p text:style-name="P6">Gain Ratio</text:p>
          </table:table-cell>
          <table:table-cell table:style-name="Table3.A1" office:value-type="string">
            <text:p text:style-name="P6">Gini Index</text:p>
          </table:table-cell>
        </table:table-row>
        <table:table-row>
          <table:table-cell table:style-name="Table3.A1" office:value-type="string">
            <text:p text:style-name="P6">Split Strat</text:p>
          </table:table-cell>
          <table:table-cell table:style-name="Table3.A1" office:value-type="string">
            <text:p text:style-name="P6">Multiway</text:p>
          </table:table-cell>
          <table:table-cell table:style-name="Table3.A1" office:value-type="string">
            <text:p text:style-name="P6">Multiway</text:p>
          </table:table-cell>
          <table:table-cell table:style-name="Table3.A1" office:value-type="string">
            <text:p text:style-name="P6">Binary Only</text:p>
          </table:table-cell>
        </table:table-row>
        <table:table-row>
          <table:table-cell table:style-name="Table3.A1" office:value-type="string">
            <text:p text:style-name="P6">Pruning</text:p>
          </table:table-cell>
          <table:table-cell table:style-name="Table3.A1" office:value-type="string">
            <text:p text:style-name="P6">No Prune</text:p>
          </table:table-cell>
          <table:table-cell table:style-name="Table3.A1" office:value-type="string">
            <text:p text:style-name="P6">Post Prune</text:p>
          </table:table-cell>
          <table:table-cell table:style-name="Table3.A1" office:value-type="string">
            <text:p text:style-name="P6">Pruning</text:p>
          </table:table-cell>
        </table:table-row>
      </table:table>
      <text:p text:style-name="P41"><text:span text:style-name="T21"/></text:p>
      <text:p text:style-name="P41"><text:span text:style-name="T21">GINI IMPURITY:</text:span></text:p>
      <text:p text:style-name="P57"><text:span text:style-name="T28">Formula: Gini</text:span> = 1 - Σ(p<text:span text:style-name="T29">i</text:span>²) where p<text:span text:style-name="T29">i</text:span> = proportion of class i in the dataset</text:p>
      <text:list xml:id="list3140849090" text:style-name="L15">
        <text:list-item>
          <text:p text:style-name="P67"><text:span text:style-name="T14">0 means all cases belong to one class </text:span></text:p>
        </text:list-item>
      </text:list>
      <text:p text:style-name="P17">[7 Yes, 3 No]</text:p>
      <text:p text:style-name="P41">p(Yes) = 0.7, p(No) = 0.3</text:p>
      <text:p text:style-name="P41">Gini = 1 - (0.7² + 0.3²) = 0.42</text:p>
      <text:p text:style-name="P41"/>
      <text:p text:style-name="P20">GAIN RATIO</text:p>
      <text:p text:style-name="P58">Gain Ratio = Information Gain / Split Information</text:p>
      <text:p text:style-name="P70"><text:span text:style-name="T15">Split Information = </text:span><text:span text:style-name="T6">-Σ((|Sv|/|S|) × log₂(|Sv|/|S|))</text:span></text:p>
      <text:list xml:id="list3563902952" text:style-name="L22">
        <text:list-item>
          <text:p text:style-name="P71"><text:span text:style-name="T16">|Sv| = size of subset </text:span></text:p>
        </text:list-item>
        <text:list-item>
          <text:p text:style-name="P71"><text:span text:style-name="T12">|S| = total size</text:span></text:p>
        </text:list-item>
      </text:list>
      <text:p text:style-name="P19">When splitting:</text:p>
      <text:list xml:id="list1519259656" text:style-name="L24">
        <text:list-item>
          <text:p text:style-name="P52">Calculate Information Gain </text:p>
        </text:list-item>
        <text:list-item>
          <text:p text:style-name="P52">Calculate Split Information </text:p>
        </text:list-item>
        <text:list-item>
          <text:p text:style-name="P52">Divide to get Gain Ratio </text:p>
        </text:list-item>
        <text:list-item>
          <text:p text:style-name="P53">Choose highest Gain Ratio</text:p>
        </text:list-item>
      </text:list>
      <text:p text:style-name="P19"/>
      <text:p text:style-name="P19">NORMALIZATION</text:p>
      <text:h text:style-name="P1" text:outline-level="4"><text:span text:style-name="Strong_20_Emphasis">Standardization (Z-score Normalization)</text:span></text:h>
      <text:p text:style-name="P32">Standardization scales each feature to have a mean of 0 and a standard deviation of 1:</text:p>
      <text:p text:style-name="P48"><text:tab/><text:tab/>z=σx−μ</text:p>
      <text:p text:style-name="P48">where:</text:p>
      <text:list xml:id="list466726986" text:style-name="L17">
        <text:list-item>
          <text:p text:style-name="P44">x = original value,</text:p>
        </text:list-item>
        <text:list-item>
          <text:p text:style-name="P44">μ = mean of the feature,</text:p>
        </text:list-item>
        <text:list-item>
          <text:p text:style-name="P45">σ = standard deviation of the feature.</text:p>
        </text:list-item>
      </text:list>
      <text:h text:style-name="P2" text:outline-level="4"><text:span text:style-name="Strong_20_Emphasis"><text:span text:style-name="T6">Min-Max Scaling</text:span></text:span></text:h>
      <text:p text:style-name="P32">Min-Max scaling transforms features to a fixed range, often [0, 1]:</text:p>
      <text:p text:style-name="P42"><text:tab/>x′=x−min(x)/max(x)−min(x<text:span text:style-name="T31">)</text:span></text:p>
      <text:p text:style-name="P32">where:</text:p>
      <text:list xml:id="list3177505637" text:style-name="L18">
        <text:list-item>
          <text:p text:style-name="P46">x = original value,</text:p>
        </text:list-item>
        <text:list-item>
          <text:p text:style-name="P46">min(x) = minimum value of the feature,</text:p>
        </text:list-item>
        <text:list-item>
          <text:p text:style-name="P46">max(x) = maximum value of the feature,</text:p>
        </text:list-item>
        <text:list-item>
          <text:p text:style-name="P47">x′ = normalized value in the range [0, 1].</text:p>
        </text:list-item>
      </text:list>
      <text:p text:style-name="P21">ERROR</text:p>
      <text:p text:style-name="P21">Testing Error</text:p>
      <text:p text:style-name="P59">On a test data set with size N’</text:p>
      <text:p text:style-name="P21"><draw:frame draw:style-name="fr1" draw:name="Object3" text:anchor-type="as-char" svg:y="-0.2807in" svg:width="1.9508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1">Training Error (empirical error)</text:p>
      <text:p text:style-name="P59">Of a trained model f hat on training data set size N</text:p>
      <text:p text:style-name="P22"><draw:frame draw:style-name="fr1" draw:name="Object2" text:anchor-type="as-char" svg:y="-0.2807in" svg:width="1.911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1"/>
      <text:p text:style-name="P21">NEURAL NETWORK MODELS</text:p>
      <text:p text:style-name="P23">Activation Functions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office:value-type="string">
            <text:p text:style-name="P7">Func</text:p>
          </table:table-cell>
          <table:table-cell table:style-name="Table4.A1" office:value-type="string">
            <text:p text:style-name="P7">Behaviour</text:p>
          </table:table-cell>
          <table:table-cell table:style-name="Table4.A1" office:value-type="string">
            <text:p text:style-name="P7">Strength</text:p>
          </table:table-cell>
          <table:table-cell table:style-name="Table4.A1" office:value-type="string">
            <text:p text:style-name="P7">Weakness</text:p>
          </table:table-cell>
        </table:table-row>
        <table:table-row>
          <table:table-cell table:style-name="Table4.A1" office:value-type="string">
            <text:p text:style-name="P7">Identity</text:p>
          </table:table-cell>
          <table:table-cell table:style-name="Table4.A1" office:value-type="string">
            <text:p text:style-name="P7">Linear</text:p>
          </table:table-cell>
          <table:table-cell table:style-name="Table4.A1" office:value-type="string">
            <text:p text:style-name="P7">Efficient</text:p>
            <text:p text:style-name="P7">Simple</text:p>
          </table:table-cell>
          <table:table-cell table:style-name="Table4.A1" office:value-type="string">
            <text:p text:style-name="P7">Cannot capture non linear relat</text:p>
          </table:table-cell>
        </table:table-row>
        <table:table-row table:style-name="Table4.3">
          <table:table-cell table:style-name="Table4.A1" office:value-type="string">
            <text:p text:style-name="P7">Logistic(Sig)</text:p>
          </table:table-cell>
          <table:table-cell table:style-name="Table4.A1" office:value-type="string">
            <text:p text:style-name="P7">Non Linear</text:p>
          </table:table-cell>
          <table:table-cell table:style-name="Table4.A1" office:value-type="string">
            <text:p text:style-name="P7">Binary Classif</text:p>
          </table:table-cell>
          <table:table-cell table:style-name="Table4.A1" table:number-rows-spanned="2" office:value-type="string">
            <text:p text:style-name="P7">Prone to vanishing gradients for large inputs. Difficult for deep networks to propogate.</text:p>
          </table:table-cell>
        </table:table-row>
        <table:table-row>
          <table:table-cell table:style-name="Table4.A1" office:value-type="string">
            <text:p text:style-name="P7">Tanh</text:p>
          </table:table-cell>
          <table:table-cell table:style-name="Table4.A1" office:value-type="string">
            <text:p text:style-name="P7">Non Linear</text:p>
          </table:table-cell>
          <table:table-cell table:style-name="Table4.A1" office:value-type="string">
            <text:p text:style-name="P7">Balance pos and negative inputs</text:p>
          </table:table-cell>
          <table:covered-table-cell table:style-name="Table4.A1"/>
        </table:table-row>
        <table:table-row>
          <table:table-cell table:style-name="Table4.A1" office:value-type="string">
            <text:p text:style-name="P7">ReLU</text:p>
          </table:table-cell>
          <table:table-cell table:style-name="Table4.A1" office:value-type="string">
            <text:p text:style-name="P7">Non Linear</text:p>
          </table:table-cell>
          <table:table-cell table:style-name="Table4.A1" office:value-type="string">
            <text:p text:style-name="P7">Efficient</text:p>
            <text:p text:style-name="P7">Fast training and deeper networks</text:p>
          </table:table-cell>
          <table:table-cell table:style-name="Table4.A1" office:value-type="string">
            <text:p text:style-name="P8">Neurons might get stuck at 0 for neg inputs. Stops them updating.</text:p>
          </table:table-cell>
        </table:table-row>
      </table:table>
      <text:p text:style-name="P60"><text:s/><text:span text:style-name="T20">Input layer</text:span> ▪ Determined by input features, usually one unit for one feature</text:p>
      <text:p text:style-name="P60"><text:s/><text:span text:style-name="T20">Output layer</text:span> ▪ Determined by output results ▪ E.g., one unit for regression, multiple units for classific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, 'Fira Mono', Menlo, Consolas, 'DejaVu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footnote-max-height="0in" loext:margin-gutter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4:40:26.826831358</meta:creation-date>
    <meta:print-date>2024-11-14T21:30:04.967309796</meta:print-date>
    <dc:date>2024-11-15T00:50:44.662881119</dc:date>
    <meta:editing-duration>PT18M14S</meta:editing-duration>
    <meta:editing-cycles>1</meta:editing-cycles>
    <meta:document-statistic meta:table-count="4" meta:image-count="0" meta:object-count="3" meta:page-count="1" meta:paragraph-count="198" meta:word-count="885" meta:character-count="5095" meta:non-whitespace-character-count="4386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>
  <semantics>
    <mrow>
      <mn>1</mn>
      <mo stretchy="false">/</mo>
      <msup>
        <mi mathvariant="italic">distance</mi>
        <mn>2</mn>
      </msup>
    </mrow>
    <annotation encoding="StarMath 5.0">1/distance^2</annotation>
  </semantics>
</math>
</file>

<file path=Object 2/content.xml><?xml version="1.0" encoding="utf-8"?>
<math xmlns="http://www.w3.org/1998/Math/MathML" display="block">
  <semantics>
    <mrow>
      <msub>
        <mi>E</mi>
        <mi mathvariant="italic">emp</mi>
      </msub>
      <mrow>
        <mrow>
          <mo fence="true" form="prefix" stretchy="false">(</mo>
          <mrow>
            <mover accent="true">
              <mi>f</mi>
              <mo stretchy="false">^</mo>
            </mover>
          </mrow>
          <mo fence="true" form="postfix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i>L</mi>
      </mrow>
      <mrow>
        <mo fence="true" form="prefix" stretchy="false">(</mo>
        <mrow>
          <mrow>
            <msub>
              <mi>y</mi>
              <mi>i</mi>
            </msub>
            <mi>,</mi>
            <mover accent="true">
              <mi>f</mi>
              <mo stretchy="false">^</mo>
            </mover>
            <mrow>
              <mo fence="true" form="prefix" stretchy="false">(</mo>
              <mrow>
                <msub>
                  <mi>x</mi>
                  <mi>i</mi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E_{emp}( hat f )= {1} over {N} sum from{i=1} to{N} L(y_{i},hat f (x_{i}))</annotation>
  </semantics>
</math>
</file>

<file path=Object 3/content.xml><?xml version="1.0" encoding="utf-8"?>
<math xmlns="http://www.w3.org/1998/Math/MathML" display="block">
  <semantics>
    <mrow>
      <msub>
        <mi>E</mi>
        <mi mathvariant="italic">test</mi>
      </msub>
      <mrow>
        <mrow>
          <mo fence="true" form="prefix" stretchy="false">(</mo>
          <mrow>
            <mover accent="true">
              <mi>f</mi>
              <mo stretchy="false">^</mo>
            </mover>
          </mrow>
          <mo fence="true" form="postfix" stretchy="false">)</mo>
        </mrow>
        <mo stretchy="false">=</mo>
        <mfrac>
          <mn>1</mn>
          <mrow>
            <mi>N</mi>
            <mi>'</mi>
          </mrow>
        </mfrac>
      </mrow>
      <mrow>
        <munderover>
          <mo stretchy="false">∑</mo>
          <mrow>
            <mi>i</mi>
            <mo stretchy="false">=</mo>
            <mn>1</mn>
          </mrow>
          <mrow>
            <mi>N</mi>
            <mi>'</mi>
          </mrow>
        </munderover>
        <mi>L</mi>
      </mrow>
      <mrow>
        <mo fence="true" form="prefix" stretchy="false">(</mo>
        <mrow>
          <mrow>
            <msub>
              <mi>y</mi>
              <mi>i</mi>
            </msub>
            <mi>,</mi>
            <mover accent="true">
              <mi>f</mi>
              <mo stretchy="false">^</mo>
            </mover>
            <mrow>
              <mo fence="true" form="prefix" stretchy="false">(</mo>
              <mrow>
                <msub>
                  <mi>x</mi>
                  <mi>i</mi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E_{test}( hat f )= {1} over {N'} sum from{i=1} to{N'} L(y_{i},hat f (x_{i}))</annotation>
  </semantics>
</math>
</file>